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vertical-align="middle" draw:shadow="hidden"/>
    </style:style>
    <style:style style:name="gr2" style:family="graphic" style:parent-style-name="standard">
      <style:graphic-properties draw:fill="solid" draw:fill-color="#0084d1" draw:textarea-vertical-align="middle" draw:shadow="hidden"/>
    </style:style>
    <style:style style:name="gr3" style:family="graphic" style:parent-style-name="objectwithoutfill">
      <style:graphic-properties svg:stroke-width="0.05cm" svg:stroke-color="#009900" draw:marker-start-width="0.375cm" draw:marker-end="Arrow" draw:marker-end-width="0.475cm" draw:fill="none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objectwithoutfill">
      <style:graphic-properties svg:stroke-color="#009900"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svg:stroke-width="0.05cm" svg:stroke-color="#ff6666" draw:marker-start-width="0.355cm" draw:marker-end="Arrow" draw:marker-end-width="0.455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svg:stroke-width="0.05cm" svg:stroke-color="#ff3333" draw:marker-start-width="0.355cm" draw:marker-end="Arrow" draw:marker-end-width="0.455cm" draw:fill="none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svg:stroke-width="0.1cm" svg:stroke-color="#000000" draw:marker-start-width="0.5cm" draw:marker-end-width="0.5cm" draw:opacity="0%" draw:textarea-vertical-align="middle" fo:padding-top="0.175cm" fo:padding-bottom="0.175cm" fo:padding-left="0.3cm" fo:padding-right="0.3cm" draw:shadow="hidden" draw:shadow-opacity="0%"/>
    </style:style>
    <style:style style:name="gr9" style:family="graphic" style:parent-style-name="objectwithoutfill">
      <style:graphic-properties svg:stroke-width="0.05cm" svg:stroke-color="#009900" draw:marker-start-width="0.355cm" draw:marker-end="Arrow" draw:marker-end-width="0.45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 draw:shadow="hidden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style:text-properties fo:font-weight="bold"/>
    </style:style>
    <style:style style:name="T1" style:family="text">
      <style:text-properties fo:font-size="15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cm" svg:height="2cm" svg:x="8cm" svg:y="3.3cm" draw:corner-radius="0.3cm">
          <text:p>RequestNew</text:p>
        </draw:rect>
        <draw:rect draw:style-name="gr2" draw:text-style-name="P1" draw:layer="layout" svg:width="5cm" svg:height="1.9cm" svg:x="8cm" svg:y="6.9cm" draw:corner-radius="0.3cm">
          <text:p>Completed</text:p>
        </draw:rect>
        <draw:rect draw:style-name="gr2" draw:text-style-name="P1" xml:id="id2" draw:id="id2" draw:layer="layout" svg:width="5cm" svg:height="2cm" svg:x="1.7cm" svg:y="6.8cm" draw:corner-radius="0.3cm">
          <text:p>Error</text:p>
        </draw:rect>
        <draw:rect draw:style-name="gr2" draw:text-style-name="P1" draw:layer="layout" svg:width="5cm" svg:height="2cm" svg:x="14.4cm" svg:y="6.9cm" draw:corner-radius="0.3cm">
          <text:p>Timeout</text:p>
        </draw:rect>
        <draw:line draw:name="Client Calls a new Function" draw:style-name="gr3" draw:layer="layout" svg:x1="10.5cm" svg:y1="1.4cm" svg:x2="10.5cm" svg:y2="3.3cm">
          <text:p/>
        </draw:line>
        <draw:frame draw:style-name="gr4" draw:text-style-name="P2" draw:layer="layout" svg:width="6.293cm" svg:height="0.839cm" svg:x="7.4cm" svg:y="1.385cm">
          <draw:text-box>
            <text:p text:style-name="P2"><text:span text:style-name="T1">Client creates a Request</text:span></text:p>
          </draw:text-box>
        </draw:frame>
        <draw:line draw:name="Client Calls a new Function" draw:style-name="gr5" draw:layer="layout" svg:x1="10.5cm" svg:y1="5.3cm" svg:x2="10.5cm" svg:y2="6.9cm">
          <text:p/>
        </draw:line>
        <draw:frame draw:style-name="gr4" draw:text-style-name="P2" draw:layer="layout" svg:width="6.412cm" svg:height="0.839cm" svg:x="7.3cm" svg:y="5.461cm">
          <draw:text-box>
            <text:p text:style-name="P2"><text:span text:style-name="T1">Sever sends a Response</text:span></text:p>
          </draw:text-box>
        </draw:frame>
        <draw:connector draw:style-name="gr6" draw:layer="layout" svg:x1="8cm" svg:y1="4.3cm" svg:x2="4.2cm" svg:y2="6.8cm" draw:start-shape="id1" draw:start-glue-point="3" draw:end-shape="id2" draw:end-glue-point="0" svg:d="M8000 4300h-3800v2500">
          <text:p/>
        </draw:connector>
        <draw:connector draw:style-name="gr7" draw:layer="layout" draw:line-skew="1.699cm" svg:x1="13cm" svg:y1="4.3cm" svg:x2="16.9cm" svg:y2="7cm" draw:start-shape="id1" draw:start-glue-point="1" svg:d="M13000 4300h3900v2700">
          <text:p/>
        </draw:connector>
        <draw:frame draw:style-name="gr4" draw:text-style-name="P2" draw:layer="layout" svg:width="2.411cm" svg:height="2.015cm" svg:x="1.9cm" svg:y="4.1cm">
          <draw:text-box>
            <text:p text:style-name="P2"><text:span text:style-name="T1">Sever </text:span></text:p>
            <text:p text:style-name="P2"><text:span text:style-name="T1">sends </text:span></text:p>
            <text:p text:style-name="P2"><text:span text:style-name="T1">an Error</text:span></text:p>
          </draw:text-box>
        </draw:frame>
        <draw:frame draw:style-name="gr4" draw:text-style-name="P2" draw:layer="layout" svg:width="2.678cm" svg:height="2.603cm" svg:x="16.9cm" svg:y="3.797cm">
          <draw:text-box>
            <text:p text:style-name="P2"><text:span text:style-name="T1">Sever </text:span></text:p>
            <text:p text:style-name="P2"><text:span text:style-name="T1">Timesout</text:span></text:p>
            <text:p text:style-name="P2"><text:span text:style-name="T1"><text:s/></text:span><text:span text:style-name="T1">the </text:span></text:p>
            <text:p text:style-name="P2"><text:span text:style-name="T1">Request</text:span></text:p>
          </draw:text-box>
        </draw:frame>
        <draw:rect draw:style-name="gr8" draw:layer="layout" svg:width="18.4cm" svg:height="9.4cm" svg:x="1.3cm" svg:y="1.1cm">
          <text:p/>
        </draw:rect>
        <draw:frame draw:style-name="gr4" draw:text-style-name="P3" draw:layer="layout" svg:width="11.001cm" svg:height="1.038cm" svg:x="4.7cm" svg:y="9.4cm">
          <draw:text-box>
            <text:p text:style-name="P3"><text:span text:style-name="T2">Request Response State Model</text:span></text:p>
          </draw:text-box>
        </draw:frame>
        <draw:rect draw:style-name="gr1" draw:text-style-name="P1" xml:id="id3" draw:id="id3" draw:layer="layout" svg:width="5cm" svg:height="2cm" svg:x="8cm" svg:y="13.7cm" draw:corner-radius="0.3cm">
          <text:p>RequestNew</text:p>
        </draw:rect>
        <draw:rect draw:style-name="gr1" draw:text-style-name="P1" xml:id="id6" draw:id="id6" draw:layer="layout" svg:width="5.1cm" svg:height="2cm" svg:x="8cm" svg:y="17.2cm" draw:corner-radius="0.3cm">
          <text:p>SubActive</text:p>
        </draw:rect>
        <draw:rect draw:style-name="gr2" draw:text-style-name="P1" xml:id="id4" draw:id="id4" draw:layer="layout" svg:width="5cm" svg:height="2cm" svg:x="1.7cm" svg:y="17.2cm" draw:corner-radius="0.3cm">
          <text:p>Error</text:p>
        </draw:rect>
        <draw:rect draw:style-name="gr2" draw:text-style-name="P1" xml:id="id5" draw:id="id5" draw:layer="layout" svg:width="5cm" svg:height="2cm" svg:x="14.4cm" svg:y="17.2cm" draw:corner-radius="0.3cm">
          <text:p>Timeout</text:p>
        </draw:rect>
        <draw:line draw:name="Client Calls a new Function" draw:style-name="gr9" draw:layer="layout" svg:x1="10.5cm" svg:y1="11.3cm" svg:x2="10.5cm" svg:y2="13.7cm">
          <text:p/>
        </draw:line>
        <draw:frame draw:style-name="gr4" draw:text-style-name="P2" draw:layer="layout" svg:width="6.293cm" svg:height="0.839cm" svg:x="7.5cm" svg:y="11.785cm">
          <draw:text-box>
            <text:p text:style-name="P2"><text:span text:style-name="T1">Client creates a Request</text:span></text:p>
          </draw:text-box>
        </draw:frame>
        <draw:frame draw:style-name="gr4" draw:text-style-name="P2" draw:layer="layout" svg:width="4.913cm" svg:height="0.839cm" svg:x="7.9cm" svg:y="15.761cm">
          <draw:text-box>
            <text:p text:style-name="P2"><text:span text:style-name="T1">Sever sends a Ack</text:span></text:p>
          </draw:text-box>
        </draw:frame>
        <draw:connector draw:style-name="gr6" draw:layer="layout" svg:x1="8cm" svg:y1="14.7cm" svg:x2="4.2cm" svg:y2="17.2cm" draw:start-shape="id3" draw:start-glue-point="3" draw:end-shape="id4" draw:end-glue-point="0" svg:d="M8000 14700h-3800v2500">
          <text:p/>
        </draw:connector>
        <draw:connector draw:style-name="gr7" draw:layer="layout" svg:x1="13cm" svg:y1="14.7cm" svg:x2="16.9cm" svg:y2="17.2cm" draw:start-shape="id3" draw:start-glue-point="1" draw:end-shape="id5" draw:end-glue-point="0" svg:d="M13000 14700h3900v2500">
          <text:p/>
        </draw:connector>
        <draw:frame draw:style-name="gr4" draw:text-style-name="P2" draw:layer="layout" svg:width="2.411cm" svg:height="2.015cm" svg:x="1.9cm" svg:y="14.5cm">
          <draw:text-box>
            <text:p text:style-name="P2"><text:span text:style-name="T1">Sever </text:span></text:p>
            <text:p text:style-name="P2"><text:span text:style-name="T1">sends </text:span></text:p>
            <text:p text:style-name="P2"><text:span text:style-name="T1">an Error</text:span></text:p>
          </draw:text-box>
        </draw:frame>
        <draw:frame draw:style-name="gr4" draw:text-style-name="P2" draw:layer="layout" svg:width="2.678cm" svg:height="2.603cm" svg:x="16.8cm" svg:y="14.197cm">
          <draw:text-box>
            <text:p text:style-name="P2"><text:span text:style-name="T1">Sever </text:span></text:p>
            <text:p text:style-name="P2"><text:span text:style-name="T1">Timesout</text:span></text:p>
            <text:p text:style-name="P2"><text:span text:style-name="T1"><text:s/></text:span><text:span text:style-name="T1">the </text:span></text:p>
            <text:p text:style-name="P2"><text:span text:style-name="T1">Request</text:span></text:p>
          </draw:text-box>
        </draw:frame>
        <draw:rect draw:style-name="gr8" draw:layer="layout" svg:width="18.4cm" svg:height="17.4cm" svg:x="1.3cm" svg:y="11.1cm">
          <text:p/>
        </draw:rect>
        <draw:frame draw:style-name="gr10" draw:text-style-name="P3" draw:layer="layout" svg:width="9.664cm" svg:height="1.038cm" svg:x="6.2cm" svg:y="27.162cm">
          <draw:text-box>
            <text:p text:style-name="P3"><text:span text:style-name="T2">Subscription State Model</text:span></text:p>
          </draw:text-box>
        </draw:frame>
        <draw:connector draw:style-name="gr9" draw:layer="layout" svg:x1="10.5cm" svg:y1="15.7cm" svg:x2="10.55cm" svg:y2="17.2cm" draw:start-shape="id3" draw:start-glue-point="2" draw:end-shape="id6" draw:end-glue-point="0" svg:d="M10500 15700v750h50v750">
          <text:p/>
        </draw:connector>
        <draw:rect draw:style-name="gr1" draw:text-style-name="P1" xml:id="id7" draw:id="id7" draw:layer="layout" svg:width="5.1cm" svg:height="2cm" svg:x="8cm" svg:y="21.3cm" draw:corner-radius="0.3cm">
          <text:p>SubUpdate</text:p>
        </draw:rect>
        <draw:rect draw:style-name="gr2" draw:text-style-name="P1" xml:id="id8" draw:id="id8" draw:layer="layout" svg:width="5.1cm" svg:height="2cm" svg:x="8cm" svg:y="24.8cm" draw:corner-radius="0.3cm">
          <text:p>Completed</text:p>
        </draw:rect>
        <draw:rect draw:style-name="gr2" draw:text-style-name="P1" xml:id="id9" draw:id="id9" draw:layer="layout" svg:width="5.1cm" svg:height="2cm" svg:x="14.2cm" svg:y="21.3cm" draw:corner-radius="0.3cm">
          <text:p>SubCancelled</text:p>
        </draw:rect>
        <draw:connector draw:style-name="gr9" draw:layer="layout" svg:x1="10.55cm" svg:y1="19.2cm" svg:x2="10.55cm" svg:y2="21.3cm" draw:start-shape="id6" draw:start-glue-point="2" draw:end-shape="id7" svg:d="M10550 19200v2100">
          <text:p/>
        </draw:connector>
        <draw:connector draw:style-name="gr9" draw:layer="layout" draw:line-skew="0cm -2.699cm" svg:x1="10.55cm" svg:y1="23.3cm" svg:x2="8cm" svg:y2="22.3cm" draw:start-shape="id7" draw:start-glue-point="2" draw:end-shape="id7" draw:end-glue-point="3" svg:d="M10550 23300v501h-5750v-1501h3200">
          <text:p/>
        </draw:connector>
        <draw:frame draw:style-name="gr11" draw:text-style-name="P2" draw:layer="layout" svg:width="2.7cm" svg:height="3.191cm" svg:x="2.3cm" svg:y="22.009cm">
          <draw:text-box>
            <text:p text:style-name="P2"><text:span text:style-name="T1">Sever </text:span></text:p>
            <text:p text:style-name="P2"><text:span text:style-name="T1">sends</text:span></text:p>
            <text:p text:style-name="P2"><text:span text:style-name="T1"><text:s/></text:span><text:span text:style-name="T1">updates</text:span></text:p>
          </draw:text-box>
        </draw:frame>
        <draw:frame draw:style-name="gr4" draw:text-style-name="P2" draw:layer="layout" svg:width="3.588cm" svg:height="1.427cm" svg:x="7.012cm" svg:y="19.4cm">
          <draw:text-box>
            <text:p text:style-name="P2"><text:span text:style-name="T1">Sever sends </text:span></text:p>
            <text:p text:style-name="P2"><text:span text:style-name="T1">update</text:span></text:p>
          </draw:text-box>
        </draw:frame>
        <draw:connector draw:style-name="gr9" draw:layer="layout" svg:x1="10.55cm" svg:y1="23.3cm" svg:x2="10.55cm" svg:y2="24.8cm" draw:start-shape="id7" draw:start-glue-point="2" draw:end-shape="id8" svg:d="M10550 23300v1500">
          <text:p/>
        </draw:connector>
        <draw:connector draw:style-name="gr9" draw:layer="layout" svg:x1="13.1cm" svg:y1="22.3cm" svg:x2="14.2cm" svg:y2="22.3cm" draw:start-shape="id7" draw:end-shape="id9" svg:d="M13100 22300h1100">
          <text:p/>
        </draw:connector>
        <draw:frame draw:style-name="gr4" draw:text-style-name="P2" draw:layer="layout" svg:width="5.853cm" svg:height="0.839cm" svg:x="10.691cm" svg:y="23.861cm">
          <draw:text-box>
            <text:p text:style-name="P2"><text:span text:style-name="T1">Sever sends Complete</text:span></text:p>
          </draw:text-box>
        </draw:frame>
        <draw:frame draw:style-name="gr4" draw:text-style-name="P2" draw:layer="layout" svg:width="5.002cm" svg:height="0.839cm" svg:x="12.747cm" svg:y="20.561cm">
          <draw:text-box>
            <text:p text:style-name="P2"><text:span text:style-name="T1">Client Cancels S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bevel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 D</meta:initial-creator>
    <meta:creation-date>2018-02-21T15:06:40</meta:creation-date>
    <dc:date>2018-02-21T16:19:19</dc:date>
    <dc:creator>D D</dc:creator>
    <meta:editing-duration>PT56M57S</meta:editing-duration>
    <meta:editing-cycles>14</meta:editing-cycles>
    <meta:generator>OpenOffice/4.1.1$Unix OpenOffice.org_project/411m6$Build-9775</meta:generator>
    <meta:document-statistic meta:object-count="39"/>
  </office:meta>
</office:document-meta>
</file>